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0a608f" officeooo:paragraph-rsid="000a608f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0a608f" officeooo:paragraph-rsid="000a75f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0a608f" officeooo:paragraph-rsid="000a75f2" style:font-weight-asian="bold" style:font-weight-complex="bold"/>
    </style:style>
    <style:style style:name="P5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weight="bold" officeooo:rsid="000a608f" officeooo:paragraph-rsid="000a75f2" style:font-weight-asian="bold" style:font-weight-complex="bold"/>
    </style:style>
    <style:style style:name="P6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weight="bold" officeooo:rsid="000b712f" officeooo:paragraph-rsid="000b712f" style:font-weight-asian="bold" style:font-weight-complex="bold"/>
    </style:style>
    <style:style style:name="P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weight="bold" officeooo:rsid="000c2b29" officeooo:paragraph-rsid="000c2b29" style:font-weight-asian="bold" style:font-weight-complex="bold"/>
    </style:style>
    <style:style style:name="P8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weight="bold" officeooo:rsid="000df2f7" officeooo:paragraph-rsid="000df2f7" style:font-weight-asian="bold" style:font-weight-complex="bold"/>
    </style:style>
    <style:style style:name="P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weight="normal" officeooo:rsid="000b712f" officeooo:paragraph-rsid="000b712f" style:font-weight-asian="normal" style:font-weight-complex="normal"/>
    </style:style>
    <style:style style:name="P1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weight="normal" officeooo:rsid="000c2b29" officeooo:paragraph-rsid="000c2b29" style:font-weight-asian="normal" style:font-weight-complex="normal"/>
    </style:style>
    <style:style style:name="P11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weight="normal" officeooo:rsid="000df2f7" officeooo:paragraph-rsid="000df2f7" style:font-weight-asian="normal" style:font-weight-complex="normal"/>
    </style:style>
    <style:style style:name="P12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weight="normal" officeooo:rsid="000df2f7" officeooo:paragraph-rsid="000f5d15" style:font-weight-asian="normal" style:font-weight-complex="normal"/>
    </style:style>
    <style:style style:name="P13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weight="normal" officeooo:rsid="000df2f7" officeooo:paragraph-rsid="00112cb6" style:font-weight-asian="normal" style:font-weight-complex="normal"/>
    </style:style>
    <style:style style:name="P1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weight="normal" officeooo:rsid="00112cb6" officeooo:paragraph-rsid="00112cb6" style:font-weight-asian="normal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weight="bold" officeooo:rsid="000a608f" officeooo:paragraph-rsid="000a75f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75f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75f2" style:font-weight-asian="normal" style:font-weight-complex="normal"/>
    </style:style>
    <style:style style:name="T5" style:family="text">
      <style:text-properties officeooo:rsid="000c2b29"/>
    </style:style>
    <style:style style:name="T6" style:family="text">
      <style:text-properties officeooo:rsid="000f5d15"/>
    </style:style>
    <style:style style:name="T7" style:family="text">
      <style:text-properties fo:font-style="italic" officeooo:rsid="000f5d15" style:font-style-asian="italic" style:font-style-complex="italic"/>
    </style:style>
    <style:style style:name="T8" style:family="text">
      <style:text-properties fo:font-style="normal" officeooo:rsid="000f5d15" style:font-style-asian="normal" style:font-style-complex="normal"/>
    </style:style>
    <style:style style:name="T9" style:family="text">
      <style:text-properties officeooo:rsid="00112cb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80 </text:span>– COMANDO DD – CLONAR HDS, PARTICOES E CRIAR IMAGENS DE DISCO E CDS NO LINUX</text:p>
      <text:p text:style-name="P2"/>
      <text:p text:style-name="P3">*** <text:span text:style-name="T2">DD </text:span>***</text:p>
      <text:p text:style-name="P3"/>
      <text:p text:style-name="P4"><text:span text:style-name="T4">Converter e copiar arquivos</text:span></text:p>
      <text:p text:style-name="P5"><text:span text:style-name="T4">Sintaxe:</text:span></text:p>
      <text:p text:style-name="P4"><text:span text:style-name="T4">dd [entrada] [saída] [bloco] [opções]</text:span></text:p>
      <text:p text:style-name="P5"><text:span text:style-name="T4">Um bloco é uma unidade que mede o número de bytes lidos, convertidos ou escritos de uma vez.</text:span></text:p>
      <text:p text:style-name="P15"><text:span text:style-name="T4">O tamanho padrão de um bloco no Unix é de 512 bytes</text:span></text:p>
      <text:p text:style-name="P5"><text:span text:style-name="T4">Usaram um sistema Mageia com dois Hds extras sdb e sdc.</text:span> </text:p>
      <text:p text:style-name="P6">dd – opções</text:p>
      <text:p text:style-name="P9">if=arquivo<text:tab/>Lê a partir do arquivo de entrada padrão</text:p>
      <text:p text:style-name="P9">of=arquivo <text:tab/>Saída para o arquivo em vez de saída padrão</text:p>
      <text:p text:style-name="P9">ibs=n<text:tab/><text:tab/>Lê n bytes por vez</text:p>
      <text:p text:style-name="P9">obs=n<text:tab/><text:tab/>Grava n bytes por vez</text:p>
      <text:p text:style-name="P9">conv=lista<text:tab/>Realiza as <text:span text:style-name="T5">conversões definidas em lista:</text:span></text:p>
      <text:p text:style-name="P7">dd – Exemplos</text:p>
      <text:p text:style-name="P7">Criar uma imagem iso de um cd ou dvd: </text:p>
      <text:p text:style-name="P10">dd if=/dev/sr0 of=/sdb1/imagem.iso bs=2048 conv=noerror,sync</text:p>
      <text:p text:style-name="P8">Clonar uma partição para outra (ver com df -h):</text:p>
      <text:p text:style-name="P11">dd if=/dev/sdb1 of=/dev/sdc1 bs=4096 conv=noerror</text:p>
      <text:p text:style-name="P8">Clonar um disco (excluir partição para clonar, desmontar e remontar para ver):</text:p>
      <text:p text:style-name="P11">dd if=/dev/sdb of=/dev/sdc bs=1M conv=noerror</text:p>
      <text:p text:style-name="P8">Backup do MBR incluindo tabela de partição:</text:p>
      <text:p text:style-name="P11">dd if=/dev/sda of=/dev/sdc1/MBR.img bs=512 count=1</text:p>
      <text:p text:style-name="P11"><text:a xlink:type="simple" xlink:href="mailto:root@soul" text:style-name="Internet_20_link" text:visited-style-name="Visited_20_Internet_20_Link">root@soul</text:a>:~# <text:span text:style-name="T6">df -h</text:span></text:p>
      <text:p text:style-name="P11"><text:a xlink:type="simple" xlink:href="mailto:root@soul" text:style-name="Internet_20_link" text:visited-style-name="Visited_20_Internet_20_Link">root@soul</text:a>:~# <text:span text:style-name="T6">mkfs.ext4 </text:span><text:span text:style-name="T8">/dev/sdb1</text:span></text:p>
      <text:p text:style-name="P11"><text:a xlink:type="simple" xlink:href="mailto:root@soul" text:style-name="Internet_20_link" text:visited-style-name="Visited_20_Internet_20_Link"><text:span text:style-name="T8">root@soul</text:span></text:a><text:span text:style-name="T8">:~# umount -t ext4 /dev/sdb1</text:span></text:p>
      <text:p text:style-name="P12"><text:a xlink:type="simple" xlink:href="mailto:root@soul" text:style-name="Internet_20_link" text:visited-style-name="Visited_20_Internet_20_Link"><text:span text:style-name="T8">root@soul</text:span></text:a><text:span text:style-name="T8">:~# mkfs.ext4 /dev/sdb1</text:span></text:p>
      <text:p text:style-name="P13"><text:a xlink:type="simple" xlink:href="mailto:root@soul" text:style-name="Internet_20_link" text:visited-style-name="Visited_20_Internet_20_Link">root@soul</text:a>:~# <text:span text:style-name="T6">df -h</text:span></text:p>
      <text:p text:style-name="P13"><text:a xlink:type="simple" xlink:href="mailto:root@soul" text:style-name="Internet_20_link" text:visited-style-name="Visited_20_Internet_20_Link">root@soul</text:a>:~# <text:span text:style-name="T9">ls /sdb1</text:span></text:p>
      <text:p text:style-name="P14">lost+found/</text:p>
      <text:p text:style-name="P13"><text:a xlink:type="simple" xlink:href="mailto:root@soul" text:style-name="Internet_20_link" text:visited-style-name="Visited_20_Internet_20_Link">root@soul</text:a>:~#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6T17:05:48.233624238</meta:creation-date>
    <dc:date>2020-08-16T17:58:57.365767472</dc:date>
    <meta:editing-duration>PT22M8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1" meta:paragraph-count="31" meta:word-count="190" meta:character-count="1187" meta:non-whitespace-character-count="1018"/>
  </office:meta>
</office:document-meta>
</file>